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OperationsKontrakt 03:</text:span></text:p>
      <text:p text:style-name="Standard"/>
      <text:p text:style-name="Standard"><text:span text:style-name="T2">Operation:</text:span></text:p>
      <text:p text:style-name="Standard">angivMål(højde,bredde). </text:p>
      <text:p text:style-name="Standard"/>
      <text:p text:style-name="Standard"><text:span text:style-name="T2">Cross Reference:</text:span></text:p>
      <text:p text:style-name="Standard">UC01 - Forespørg på New-Yorker væg.</text:p>
      <text:p text:style-name="Standard"/>
      <text:p text:style-name="Standard"><text:span text:style-name="T2">Pre-conditions:</text:span></text:p>
      <text:list xml:id="list2787485106" text:style-name="WWNum2">
        <text:list-item>
          <text:p text:style-name="P1">En instans håndværker af Håndværker eksisterer.</text:p>
        </text:list-item>
      </text:list>
      <text:list xml:id="list2837708515" text:style-name="WWNum3">
        <text:list-item>
          <text:p text:style-name="P2">håndværker har valgt væg. </text:p>
        </text:list-item>
        <text:list-item>
          <text:p text:style-name="P2">højde <text:s/>=&lt; 250. </text:p>
        </text:list-item>
        <text:list-item>
          <text:p text:style-name="P2">højde &gt; 10.</text:p>
        </text:list-item>
        <text:list-item>
          <text:p text:style-name="P2">bredde &gt; 10.</text:p>
        </text:list-item>
      </text:list>
      <text:p text:style-name="Standard"/>
      <text:p text:style-name="Standard"/>
      <text:p text:style-name="Standard">Post-conditions:</text:p>
      <text:list xml:id="list4107248844" text:style-name="WWNum1">
        <text:list-item>
          <text:p text:style-name="P3">væg.højde blev sat til højde.</text:p>
        </text:list-item>
        <text:list-item>
          <text:p text:style-name="P3">væg.bredde blev sat til bredd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50" meta:character-count="316" meta:non-whitespace-character-count="283"/>
    <meta:generator>LibreOfficeDev/6.0.5.2$Linux_X86_64 LibreOffice_project/</meta:generator>
  </office:meta>
</office:document-meta>
</file>